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arrell Equipment &amp; Supply Co., Inc.</text:p>
      <text:p text:style-name="P2">Return Policy</text:p>
      <text:p text:style-name="P1"/>
      <text:p text:style-name="P1"/>
      <text:p text:style-name="Standard"><text:tab/>*All refunds will be issued in the form of an in store credit (or credit to your account).</text:p>
      <text:p text:style-name="Standard"/>
      <text:p text:style-name="Standard"><text:tab/><text:tab/>-Unless paid by credit card you &amp; will be credited to the credit card.</text:p>
      <text:p text:style-name="Standard"><text:tab/><text:tab/>-No Refunds will be issued in the form of a check.</text:p>
      <text:p text:style-name="Standard"/>
      <text:p text:style-name="Standard"><text:tab/>*Merchandise returned must be in New and Resalable condition.</text:p>
      <text:p text:style-name="Standard"/>
      <text:p text:style-name="Standard"><text:tab/>*All Sales are FINAL<text:tab/> after 30 days from the date of purchase.</text:p>
      <text:p text:style-name="Standard"/>
      <text:p text:style-name="Standard"><text:tab/>*All Cash Sales without Receipt are Non-Refundable.</text:p>
      <text:p text:style-name="Standard"/>
      <text:p text:style-name="Standard"><text:tab/>*A Restocking charge may apply.</text:p>
      <text:p text:style-name="Standard"/>
      <text:p text:style-name="Standard"><text:tab/>*Returns on special order products are Not Returnable unless the manufacturer agrees for it to <text:tab/>be returned, restock charges and shipping charges will apply.</text:p>
      <text:p text:style-name="Standard"/>
      <text:p text:style-name="Standard"><text:tab/>*Freezable merchandise will NOT be returned if the temperature goes below 32 degrees from <text:tab/>the date of purchase to the date of retur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4-13T11:51:08.38</meta:creation-date>
    <dc:date>2015-05-12T15:37:15.36</dc:date>
    <meta:editing-duration>PT54M12S</meta:editing-duration>
    <meta:editing-cycles>7</meta:editing-cycles>
    <meta:generator>OpenOffice/4.1.1$Win32 OpenOffice.org_project/411m6$Build-9775</meta:generator>
    <meta:print-date>2015-04-13T12:04:42.95</meta:print-date>
    <meta:document-statistic meta:table-count="0" meta:image-count="0" meta:object-count="0" meta:page-count="1" meta:paragraph-count="12" meta:word-count="132" meta:character-count="767"/>
  </office:meta>
</office:document-meta>
</file>